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f58" officeooo:paragraph-rsid="0013df58"/>
    </style:style>
    <style:style style:name="P2" style:family="paragraph" style:parent-style-name="Standard" style:list-style-name="L1">
      <style:text-properties officeooo:rsid="0013df58" officeooo:paragraph-rsid="0013df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DEL CURSO: PATRONES DE ARQUITECTURA</text:p>
      <text:p text:style-name="P1"/>
      <text:p text:style-name="P1">Patrón: Microkernel</text:p>
      <text:p text:style-name="P1"/>
      <text:p text:style-name="P1">Aplicación: ERP, con módulos de Clientes, Productos, Ventas por defecto (lo que significa que viene con el core, solo para que el usuario haga clic en activar si lo va a requirir)</text:p>
      <text:p text:style-name="P1"/>
      <text:p text:style-name="P1">Tecnologías: </text:p>
      <text:list xml:id="list1445011990" text:style-name="L1">
        <text:list-item>
          <text:p text:style-name="P2">Laravel 8</text:p>
        </text:list-item>
        <text:list-item>
          <text:p text:style-name="P2">Materialize</text:p>
        </text:list-item>
        <text:list-item>
          <text:p text:style-name="P2">nWidart/laravel-modules</text:p>
        </text:list-item>
        <text:list-item>
          <text:p text:style-name="P2">Mysql</text:p>
        </text:list-item>
      </text:list>
      <text:p text:style-name="P1"/>
      <text:p text:style-name="P1">Diagrama de Componentes de la aplicación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5:23:19.911147563</meta:creation-date>
    <dc:date>2020-11-18T17:05:54.278093604</dc:date>
    <meta:editing-duration>PT1H32M24S</meta:editing-duration>
    <meta:editing-cycles>1</meta:editing-cycles>
    <meta:document-statistic meta:table-count="0" meta:image-count="0" meta:object-count="0" meta:page-count="1" meta:paragraph-count="9" meta:word-count="56" meta:character-count="348" meta:non-whitespace-character-count="304"/>
    <meta:generator>LibreOffice/6.4.7.2$Linux_X86_64 LibreOffice_project/40$Build-2</meta:generator>
  </office:meta>
</office:document-meta>
</file>